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office:value-type="string" calcext:value-type="string">
            <text:p>Fireman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90]; [$'Other Cards'.H2:$'Other Cards'.H85])+1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22:03:25.114000000</dc:date>
    <meta:editing-duration>P1DT1H16M25S</meta:editing-duration>
    <meta:editing-cycles>124</meta:editing-cycles>
    <meta:document-statistic meta:table-count="4" meta:cell-count="780" meta:object-count="0"/>
  </office:meta>
</office:document-meta>
</file>